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tracked-changes>
        <text:changed-region xml:id="ct176183200" text:id="ct176183200">
          <text:insertion>
            <office:change-info>
              <dc:creator>artur </dc:creator>
              <dc:date>2014-03-08T14: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change-start text:change-id="ct176183200"/></text:p>
      <text:p text:style-name="Text_20_body">Test<text:change-end text:change-id="ct17618320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4:24:10</dc:date>
    <dc:creator>artur </dc:creator>
    <meta:editing-duration>P0D</meta:editing-duration>
    <meta:editing-cycles>2</meta:editing-cycles>
    <meta:document-statistic meta:table-count="0" meta:image-count="0" meta:object-count="0" meta:page-count="1" meta:paragraph-count="2" meta:word-count="42" meta:character-count="296" meta:non-whitespace-character-count="256"/>
  </office:meta>
</office:document-meta>
</file>